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280BD0BB9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Linear_20_Light_20_Blu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gradient" draw:fill-gradient-name="Linear_20_yellow_2f_brown" draw:textarea-vertical-align="middle" draw:auto-grow-height="false"/>
    </style:style>
    <style:style style:name="gr3" style:family="graphic" style:parent-style-name="standard">
      <style:graphic-properties draw:fill="gradient" draw:fill-gradient-name="Linear_20_yellow_2f_brown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Linear_20_Darker_20_Blue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0.98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tyle="italic"/>
    </style:style>
    <style:style style:name="P3" style:family="paragraph">
      <style:paragraph-properties fo:margin-left="0cm" fo:margin-right="0cm" fo:text-align="center" fo:text-indent="0cm"/>
      <style:text-properties style:text-outline="true" fo:font-family="Arial" style:font-family-generic="swiss" style:font-pitch="variable" fo:font-style="italic" fo:text-shadow="none" fo:font-weight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font-family="Arial" style:font-family-generic="swiss" style:font-pitch="variable" fo:font-style="italic" fo:text-shadow="none" fo:font-weight="normal"/>
    </style:style>
    <style:style style:name="P8" style:family="paragraph">
      <style:text-properties style:text-outline="true" fo:font-family="FreeMono" style:font-family-generic="modern" style:font-pitch="fixed" fo:font-size="15pt" fo:font-style="italic" fo:text-shadow="1pt 1pt" style:text-underline-style="none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style="italic" fo:text-shadow="none" fo:font-weight="normal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4pt" fo:font-style="italic" fo:text-shadow="none" fo:font-weight="normal"/>
    </style:style>
    <style:style style:name="P1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 fo:font-style="italic"/>
    </style:style>
    <style:style style:name="P1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style="italic"/>
    </style:style>
    <style:style style:name="T1" style:family="text">
      <style:text-properties fo:font-family="Arial" style:font-family-generic="swiss" style:font-pitch="variable" fo:font-style="italic"/>
    </style:style>
    <style:style style:name="T2" style:family="text">
      <style:text-properties fo:font-family="Arial" style:font-family-generic="swiss" style:font-pitch="variable" fo:font-style="italic" fo:text-shadow="none" fo:font-weight="normal"/>
    </style:style>
    <style:style style:name="T3" style:family="text">
      <style:text-properties fo:font-size="24pt"/>
    </style:style>
    <style:style style:name="T4" style:family="text">
      <style:text-properties style:text-outline="true" fo:font-family="FreeMono" style:font-family-generic="modern" style:font-pitch="fixed" fo:font-size="15pt" fo:font-style="italic" fo:text-shadow="1pt 1pt" style:text-underline-style="none" fo:font-weight="bold"/>
    </style:style>
    <style:style style:name="T5" style:family="text">
      <style:text-properties fo:font-family="Arial" style:font-family-generic="swiss" style:font-pitch="variable" fo:font-size="12pt" fo:font-style="italic" fo:text-shadow="none" fo:font-weight="normal"/>
    </style:style>
    <style:style style:name="T6" style:family="text">
      <style:text-properties fo:font-size="12pt"/>
    </style:style>
    <style:style style:name="T7" style:family="text">
      <style:text-properties fo:font-family="Arial" style:font-family-generic="swiss" style:font-pitch="variable" fo:font-size="14pt" fo:font-style="italic" fo:text-shadow="none" fo:font-weight="normal"/>
    </style:style>
    <style:style style:name="T8" style:family="text">
      <style:text-properties fo:font-family="Arial" style:font-family-generic="swiss" style:font-pitch="variable" fo:font-size="16pt" fo:font-style="italic"/>
    </style:style>
    <style:style style:name="T9" style:family="text">
      <style:text-properties fo:font-family="Arial" style:font-family-generic="swiss" style:font-pitch="variable"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8.415cm" svg:height="5.08cm" svg:x="4.445cm" svg:y="8.89cm">
          <text:p text:style-name="P1"><text:span text:style-name="T1">Clients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3.81cm" svg:x="12.065cm" svg:y="10.16cm">
          <text:p text:style-name="P1"><text:span text:style-name="T1">Engine Extensio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065cm" svg:height="2.54cm" svg:x="9.525cm" svg:y="11.43cm">
          <text:p text:style-name="P1"><text:span text:style-name="T1">SWIG wrappers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cm" svg:height="1.27cm" svg:x="6.985cm" svg:y="12.7cm">
          <text:p text:style-name="P1"><text:span text:style-name="T1">Engine 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415cm" svg:height="1.905cm" svg:x="4.445cm" svg:y="13.97cm">
          <text:p text:style-name="P1"><text:span text:style-name="T2">External Libraries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067cm" svg:height="1.237cm" svg:x="8.255cm" svg:y="1.938cm">
          <draw:text-box>
            <text:p text:style-name="P4"><text:span text:style-name="T3">Engine High Level Layer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4" draw:layer="layout" svg:width="17.884cm" svg:height="1.238cm" svg:x="6.881cm" svg:y="1.27cm">
          <draw:text-box>
            <text:p text:style-name="P4"><text:span text:style-name="T3">Engine Language Partitioning</text:span></text:p>
          </draw:text-box>
        </draw:frame>
        <draw:custom-shape draw:style-name="gr1" draw:text-style-name="P1" draw:layer="layout" svg:width="18.415cm" svg:height="5.08cm" svg:x="5.08cm" svg:y="8.255cm">
          <text:p text:style-name="P1"><text:span text:style-name="T1">Clients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3.81cm" svg:x="12.7cm" svg:y="9.525cm">
          <text:p text:style-name="P1"><text:span text:style-name="T1"><text:s text:c="22"/></text:span><text:span text:style-name="T1">Engine Extension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065cm" svg:height="2.54cm" svg:x="10.16cm" svg:y="10.795cm">
          <text:p text:style-name="P1"><text:span text:style-name="T1"><text:s text:c="22"/></text:span><text:span text:style-name="T1">SWIG wrappers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cm" svg:height="1.27cm" svg:x="7.62cm" svg:y="12.065cm">
          <text:p text:style-name="P1"><text:span text:style-name="T1">Engine 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415cm" svg:height="1.905cm" svg:x="5.08cm" svg:y="13.335cm">
          <text:p text:style-name="P1"><text:span text:style-name="T2">External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1.455cm" svg:height="1.034cm" svg:x="7.62cm" svg:y="12.065cm">
          <draw:text-box>
            <text:p text:style-name="P4"><text:span text:style-name="T4">C++</text:span></text:p>
          </draw:text-box>
        </draw:frame>
        <draw:frame draw:style-name="gr5" draw:text-style-name="P8" draw:layer="layout" svg:width="3.995cm" svg:height="1.034cm" svg:x="10.16cm" svg:y="10.795cm">
          <draw:text-box>
            <text:p text:style-name="P4"><text:span text:style-name="T4">C++, script</text:span></text:p>
          </draw:text-box>
        </draw:frame>
        <draw:frame draw:style-name="gr5" draw:text-style-name="P8" draw:layer="layout" svg:width="2.407cm" svg:height="1.034cm" svg:x="12.7cm" svg:y="9.525cm">
          <draw:text-box>
            <text:p text:style-name="P4"><text:span text:style-name="T4">script</text:span></text:p>
          </draw:text-box>
        </draw:frame>
        <draw:frame draw:style-name="gr5" draw:text-style-name="P8" draw:layer="layout" svg:width="3.995cm" svg:height="1.034cm" svg:x="5.53cm" svg:y="8.491cm">
          <draw:text-box>
            <text:p text:style-name="P4"><text:span text:style-name="T4">C++, script</text:span></text:p>
          </draw:text-box>
        </draw:frame>
        <draw:frame draw:style-name="gr5" draw:text-style-name="P8" draw:layer="layout" svg:width="3.995cm" svg:height="1.034cm" svg:x="5.08cm" svg:y="13.571cm">
          <draw:text-box>
            <text:p text:style-name="P4"><text:span text:style-name="T4">C++, scrip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4" draw:layer="layout" svg:width="7.724cm" svg:height="1.238cm" svg:x="10.16cm" svg:y="1.302cm">
          <draw:text-box>
            <text:p text:style-name="P4"><text:span text:style-name="T3">Engine Core</text:span></text:p>
          </draw:text-box>
        </draw:frame>
        <draw:frame draw:style-name="gr8" draw:text-style-name="P9" draw:layer="layout" svg:width="14.214cm" svg:height="15.092cm" svg:x="6.106cm" svg:y="3.81cm">
          <draw:image xlink:href="Pictures/100002010000020000000280BD0BB934.png" xlink:type="simple" xlink:show="embed" xlink:actuate="onLoad">
            <text:p text:style-name="P4"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10" draw:id="id1" draw:layer="layout" svg:width="2.539cm" svg:height="1.269cm" svg:x="10.795cm" svg:y="10.162cm">
          <text:p text:style-name="P1"><text:span text:style-name="T5">Module </text:span></text:p>
          <text:p text:style-name="P1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id="id2" draw:layer="layout" svg:width="2.539cm" svg:height="1.269cm" svg:x="15.24cm" svg:y="8.256cm">
          <text:p text:style-name="P1"><text:span text:style-name="T5">Module </text:span></text:p>
          <text:p text:style-name="P1"><text:span text:style-name="T5">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id="id3" draw:layer="layout" svg:width="2.539cm" svg:height="1.269cm" svg:x="15.24cm" svg:y="10.162cm">
          <text:p text:style-name="P1"><text:span text:style-name="T5">Module </text:span></text:p>
          <text:p text:style-name="P1"><text:span text:style-name="T5">propos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id="id4" draw:layer="layout" svg:width="2.538cm" svg:height="1.269cm" svg:x="15.241cm" svg:y="12.066cm">
          <text:p text:style-name="P1"><text:span text:style-name="T5">Module </text:span></text:p>
          <text:p text:style-name="P1"><text:span text:style-name="T5">ide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svg:x1="13.334cm" svg:y1="10.796cm" svg:x2="15.24cm" svg:y2="8.89cm" draw:start-shape="id1" draw:end-shape="id2">
          <text:p text:style-name="P4"/>
        </draw:connector>
        <draw:connector draw:style-name="gr9" draw:text-style-name="P9" draw:layer="layout" svg:x1="13.334cm" svg:y1="10.796cm" svg:x2="15.24cm" svg:y2="10.796cm" draw:start-shape="id1" draw:end-shape="id3">
          <text:p text:style-name="P4"/>
        </draw:connector>
        <draw:connector draw:style-name="gr9" draw:text-style-name="P9" draw:layer="layout" svg:x1="13.334cm" svg:y1="10.796cm" svg:x2="15.241cm" svg:y2="12.7cm" draw:start-shape="id1" draw:end-shape="id4">
          <text:p text:style-name="P4"/>
        </draw:connector>
        <draw:connector draw:style-name="gr9" draw:text-style-name="P9" draw:id="id5" draw:layer="layout" svg:x1="12.064cm" svg:y1="11.431cm" svg:x2="11.188cm" svg:y2="11.929cm" draw:start-shape="id1">
          <text:p text:style-name="P4"/>
        </draw:connector>
        <draw:connector draw:style-name="gr9" draw:text-style-name="P9" draw:layer="layout" svg:x1="10.795cm" svg:y1="10.796cm" svg:x2="11.188cm" svg:y2="11.929cm" draw:start-shape="id1" draw:start-glue-point="3" draw:end-shape="id5" draw:end-glue-point="3">
          <text:p text:style-name="P4"/>
        </draw:connector>
        <draw:frame draw:style-name="gr5" draw:text-style-name="P11" draw:layer="layout" svg:width="0.714cm" svg:height="0.747cm" svg:x="10.08cm" svg:y="10.161cm">
          <draw:text-box>
            <text:p text:style-name="P4"><text:span text:style-name="T6">*</text:span></text:p>
          </draw:text-box>
        </draw:frame>
        <draw:custom-shape draw:style-name="gr4" draw:text-style-name="P10" draw:layer="layout" svg:width="2.539cm" svg:height="1.269cm" svg:x="15.241cm" svg:y="10.163cm">
          <text:p text:style-name="P1"><text:span text:style-name="T5">Module </text:span></text:p>
          <text:p text:style-name="P1"><text:span text:style-name="T5">propos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.539cm" svg:height="1.269cm" svg:x="15.241cm" svg:y="10.163cm">
          <text:p text:style-name="P1"><text:span text:style-name="T5">Module </text:span></text:p>
          <text:p text:style-name="P1"><text:span text:style-name="T5">propos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0.773cm" svg:height="0.747cm" svg:x="12.064cm" svg:y="11.431cm">
          <draw:text-box>
            <text:p text:style-name="P4"><text:span text:style-name="T6">1</text:span></text:p>
          </draw:text-box>
        </draw:frame>
        <draw:frame draw:style-name="gr5" draw:text-style-name="P11" draw:layer="layout" svg:width="0.773cm" svg:height="0.747cm" svg:x="13.196cm" svg:y="10.161cm">
          <draw:text-box>
            <text:p text:style-name="P4"><text:span text:style-name="T6">1</text:span></text:p>
          </draw:text-box>
        </draw:frame>
        <draw:frame draw:style-name="gr5" draw:text-style-name="P11" draw:layer="layout" svg:width="0.773cm" svg:height="0.747cm" svg:x="14.525cm" svg:y="11.954cm">
          <draw:text-box>
            <text:p text:style-name="P4"><text:span text:style-name="T6">1</text:span></text:p>
          </draw:text-box>
        </draw:frame>
        <draw:frame draw:style-name="gr5" draw:text-style-name="P11" draw:layer="layout" svg:width="0.714cm" svg:height="0.747cm" svg:x="14.525cm" svg:y="10.049cm">
          <draw:text-box>
            <text:p text:style-name="P4"><text:span text:style-name="T6">*</text:span></text:p>
          </draw:text-box>
        </draw:frame>
        <draw:frame draw:style-name="gr5" draw:text-style-name="P11" draw:layer="layout" svg:width="1.196cm" svg:height="0.747cm" svg:x="14.044cm" svg:y="8.255cm">
          <draw:text-box>
            <text:p text:style-name="P4"><text:span text:style-name="T6">0-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4" draw:text-style-name="P12" draw:id="id6" draw:layer="layout" svg:width="3.809cm" svg:height="1.269cm" svg:x="3.81cm" svg:y="6.986cm">
          <text:p text:style-name="P1"><text:span text:style-name="T7">G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id="id8" draw:layer="layout" svg:width="3.809cm" svg:height="1.269cm" svg:x="8.254cm" svg:y="6.985cm">
          <text:p text:style-name="P1"><text:span text:style-name="T7">Engine Util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id="id9" draw:layer="layout" svg:width="3.809cm" svg:height="1.269cm" svg:x="12.699cm" svg:y="6.985cm">
          <text:p text:style-name="P1"><text:span text:style-name="T7">Ed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id="id10" draw:layer="layout" svg:width="3.809cm" svg:height="1.269cm" svg:x="17.145cm" svg:y="6.986cm">
          <text:p text:style-name="P1"><text:span text:style-name="T7">Engine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id="id12" draw:layer="layout" svg:width="5.08cm" svg:height="1.27cm" svg:x="3.81cm" svg:y="10.795cm">
          <text:p text:style-name="P1"><text:span text:style-name="T8">Engine 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id="id11" draw:layer="layout" svg:width="5.08cm" svg:height="1.27cm" svg:x="15.875cm" svg:y="10.795cm">
          <text:p text:style-name="P1"><text:span text:style-name="T8">SWIG wrappers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id="id7" draw:layer="layout" svg:width="5.715cm" svg:height="1.27cm" svg:x="9.525cm" svg:y="10.795cm">
          <text:p text:style-name="P1"><text:span text:style-name="T8">Engine Extensions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line" svg:x1="5.714cm" svg:y1="8.255cm" svg:x2="12.382cm" svg:y2="10.795cm" draw:start-shape="id6" draw:start-glue-point="2" draw:end-shape="id7" draw:end-glue-point="0">
          <text:p text:style-name="P4"/>
        </draw:connector>
        <draw:connector draw:style-name="gr10" draw:text-style-name="P9" draw:layer="layout" draw:type="line" svg:x1="10.158cm" svg:y1="8.254cm" svg:x2="12.382cm" svg:y2="10.795cm" draw:start-shape="id8" draw:start-glue-point="2" draw:end-shape="id7" draw:end-glue-point="0">
          <text:p text:style-name="P4"/>
        </draw:connector>
        <draw:connector draw:style-name="gr10" draw:text-style-name="P9" draw:layer="layout" draw:type="line" svg:x1="14.603cm" svg:y1="8.254cm" svg:x2="12.382cm" svg:y2="10.795cm" draw:start-shape="id9" draw:start-glue-point="2" draw:end-shape="id7" draw:end-glue-point="0">
          <text:p text:style-name="P4"/>
        </draw:connector>
        <draw:connector draw:style-name="gr10" draw:text-style-name="P9" draw:layer="layout" draw:type="line" svg:x1="19.049cm" svg:y1="8.255cm" svg:x2="18.415cm" svg:y2="10.795cm" draw:start-shape="id10" draw:start-glue-point="2" draw:end-shape="id11" draw:end-glue-point="0">
          <text:p text:style-name="P4"/>
        </draw:connector>
        <draw:connector draw:style-name="gr10" draw:text-style-name="P9" draw:layer="layout" draw:type="line" svg:x1="19.049cm" svg:y1="8.255cm" svg:x2="6.35cm" svg:y2="10.795cm" draw:start-shape="id10" draw:start-glue-point="2" draw:end-shape="id12" draw:end-glue-point="0">
          <text:p text:style-name="P4"/>
        </draw:connector>
        <draw:connector draw:style-name="gr10" draw:text-style-name="P9" draw:layer="layout" draw:type="line" svg:x1="19.049cm" svg:y1="8.255cm" svg:x2="12.382cm" svg:y2="10.795cm" draw:start-shape="id10" draw:start-glue-point="2" draw:end-shape="id7" draw:end-glue-point="0">
          <text:p text:style-name="P4"/>
        </draw:connector>
        <draw:connector draw:style-name="gr10" draw:text-style-name="P9" draw:layer="layout" draw:type="line" svg:x1="5.714cm" svg:y1="8.255cm" svg:x2="6.35cm" svg:y2="10.795cm" draw:start-shape="id6" draw:start-glue-point="2" draw:end-shape="id12" draw:end-glue-point="0">
          <text:p text:style-name="P4"/>
        </draw:connecto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14" draw:layer="layout" svg:width="11.43cm" svg:height="1.27cm" svg:x="6.985cm" svg:y="9.525cm">
          <text:p text:style-name="P1"><text:span text:style-name="T9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11.43cm" svg:height="1.27cm" svg:x="6.985cm" svg:y="10.795cm">
          <text:p text:style-name="P1"><text:span text:style-name="T9">Loaders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5.715cm" svg:height="1.27cm" svg:x="6.985cm" svg:y="12.065cm">
          <text:p text:style-name="P1"><text:span text:style-name="T9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2.54cm" svg:height="1.27cm" svg:x="6.985cm" svg:y="13.335cm">
          <text:p text:style-name="P1"><text:span text:style-name="T9">Gui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6.985cm" svg:y="14.605cm">
          <text:p text:style-name="P1"><text:span text:style-name="T9">Event Channel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2.54cm" svg:height="1.27cm" svg:x="9.525cm" svg:y="13.335cm">
          <text:p text:style-name="P1"><text:span text:style-name="T9">XML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10.795cm" svg:y="14.605cm">
          <text:p text:style-name="P1"><text:span text:style-name="T9">Video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81cm" svg:height="1.27cm" svg:x="14.605cm" svg:y="14.605cm">
          <text:p text:style-name="P1"><text:span text:style-name="T9">VFS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175cm" svg:height="1.27cm" svg:x="12.065cm" svg:y="13.335cm">
          <text:p text:style-name="P1"><text:span text:style-name="T9">A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11.43cm" svg:height="1.27cm" svg:x="6.985cm" svg:y="15.875cm">
          <text:p text:style-name="P1"><text:span text:style-name="T9">Util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175cm" svg:height="1.27cm" svg:x="15.24cm" svg:y="13.335cm">
          <text:p text:style-name="P1"><text:span text:style-name="T9">Path fin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5.715cm" svg:height="1.27cm" svg:x="12.7cm" svg:y="12.065cm">
          <text:p text:style-name="P1"><text:span text:style-name="T9">Vi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Darker_20_Blue" draw:display-name="Linear Darker Blue" draw:style="linear" draw:start-color="#0047ff" draw:end-color="#ffffff" draw:start-intensity="100%" draw:end-intensity="100%" draw:angle="1950" draw:border="0%"/>
    <draw:gradient draw:name="Linear_20_Light_20_Blue" draw:display-name="Linear Light Blue" draw:style="linear" draw:start-color="#0099ff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25T23:01:08</meta:creation-date>
    <dc:date>2007-09-25T23:02:52</dc:date>
    <dc:language>en-U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